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</office:automatic-styles>
  <office:body>
    <office:text text:use-soft-page-breaks="true">
      <text:p text:style-name="P1">¿Qué hacer?<text:s/></text:p>
      <text:p text:style-name="Normal"/>
      <text:p text:style-name="Normal">Describa una reflexión acerca de los retos de la educación superior de hoy, teniendo en cuenta un mundo globalizado y cada vez más conectado mediante las tecnologías de comunicaciones. Oriente su reflexión a partir de los siguientes interrogantes:<text:s/></text:p>
      <text:list text:style-name="LFO1" text:continue-numbering="true">
        <text:list-item>
          <text:p text:style-name="P2">Independientemente de las tecnologías en educación, ¿cuáles son los dos o tres problemas que la educación superior debe resolver en el mundo?</text:p>
        </text:list-item>
        <text:list-item>
          <text:p text:style-name="P3">¿La universidad de hoy está preparada para recibir a las nuevas generaciones de estudiantes y permitirles resolver juntos los problemas sociales, económicos y tecnológicos de la actualidad?</text:p>
        </text:list-item>
        <text:list-item>
          <text:p text:style-name="P4">Ahora, pensando solo en las ayudas tecnológicas en el aula, ¿cuál es el aporte que hacen las comunicaciones electrónicas a la educación de hoy? y ¿cuáles son los retos de la educación mediada por los ambientes virtuales?</text:p>
        </text:list-item>
        <text:list-item>
          <text:p text:style-name="P5">¿Tiene noción de la llamada sociedad del conocimiento?, ¿sabe de qué se trata?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donaRojas, Jonathan</meta:initial-creator>
    <dc:creator>CardonaRojas, Jonathan</dc:creator>
    <meta:creation-date>2024-08-21T15:41:00Z</meta:creation-date>
    <dc:date>2024-08-21T15:41:00Z</dc:date>
    <meta:template xlink:href="Normal.dotm" xlink:type="simple"/>
    <meta:editing-cycles>1</meta:editing-cycles>
    <meta:editing-duration>PT0S</meta:editing-duration>
    <meta:document-statistic meta:page-count="1" meta:paragraph-count="1" meta:word-count="133" meta:character-count="895" meta:row-count="6" meta:non-whitespace-character-count="763"/>
  </office:meta>
</office:document-meta>
</file>